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07_08-21-1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07_02-00-24_000.jpg</text:p>
          </table:table-cell>
          <table:table-cell table:style-name="ce26" office:value-type="string">
            <text:p>:m :PHOTO 寝た時刻 / 2023 / オナニー、未了、duration=30m?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30m?時間ぐらい,other=~">
            <text:p>:m :PHOTO 寝た時刻 / 2023 / オナニー、未了、duration=30m?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8" office:value-type="string">
            <text:p>2023-07-07_16-05-28_000.jpg</text:p>
          </table:table-cell>
          <table:table-cell table:style-name="ce26" office:value-type="string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free / res-id=EISU / theme=瓶笛：音程、記録 / genre=~,content=~,w=~ / session-number=~ / doc=~,other=水を入れる：実施しているところを、記録する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0" office:value-type="string">
            <text:p>2023-07-07_16-05-38_000.jpg</text:p>
          </table:table-cell>
          <table:table-cell table:style-name="ce26" office:value-type="string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8" office:value-type="string">
            <text:p>2023-07-07_16-05-57_000.jpg</text:p>
          </table:table-cell>
          <table:table-cell table:style-name="ce26" office:value-type="string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free / res-id=EISU / theme=瓶笛：音程、記録 / genre=~,content=~,w=~ / session-number=~ / doc=~,other=水を入れる：実施しているところを、記録する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7-07_16-06-28_000.jpg</text:p>
          </table:table-cell>
          <table:table-cell table:style-name="ce26" office:value-type="string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free / res-id=EISU / theme=瓶笛：音程、記録 / genre=~,content=~,w=~ / session-number=~ / doc=~,other=水を入れる：実施しているところを、記録する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7">
            <text:p>17</text:p>
          </table:table-cell>
          <table:table-cell table:style-name="ce17" office:value-type="string">
            <text:p>2023-07-07_16-06-38_000.jpg</text:p>
          </table:table-cell>
          <table:table-cell table:style-name="ce26" office:value-type="string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RES / free / res-id=EISU / theme=瓶笛：音程、記録 / genre=~,content=~,w=~ / session-number=~ / doc=~,other=水を入れる：実施しているところを、記録する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3-07-07_16-07-21_000.jpg</text:p>
          </table:table-cell>
          <table:table-cell table:style-name="ce26" office:value-type="string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free / res-id=EISU / theme=瓶笛：音程、記録 / genre=~,content=~,w=~ / session-number=~ / doc=~,other=水を入れる：実施しているところを、記録する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9">
            <text:p>19</text:p>
          </table:table-cell>
          <table:table-cell table:style-name="ce17" office:value-type="string">
            <text:p>2023-07-07_16-07-40_000.jpg</text:p>
          </table:table-cell>
          <table:table-cell table:style-name="ce26" office:value-type="string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free / res-id=EISU / theme=瓶笛：音程、記録 / genre=~,content=~,w=~ / session-number=~ / doc=~,other=水を入れる：実施しているところを、記録する">
            <text:p>:m #*# RES / free / res-id=EISU / theme=瓶笛：音程、記録 / genre=~,content=~,w=~ / session-number=~ / doc=~,other=水を入れる：実施しているところを、記録す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8" office:value-type="string">
            <text:p>2023-07-06_20-47-3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17" office:value-type="string">
            <text:p>2023-07-07_13-09-1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 office:value-type="string">
            <text:p>2023-07-07_00-30-53_000.jpg</text:p>
          </table:table-cell>
          <table:table-cell table:style-name="ce26" office:value-type="string">
            <text:p>:PHOTO 記録 / 経過記録；作ったもの / food=焼酎漬け / material=ニンニク（１）：１０；生姜（１）：１０；大葉（２）：２；大葉（１）：１０；ディル：１０；；スペアミント：１０,liquor=麦焼酎：銀色のフタ：中瓶ml,time=~,container=silver-cap-small / type=~,other=作り置きする：混合。,occasion=飲み終わった。,id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7-07_09-51-2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07_09-51-29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string" office:string-value=":VIDEO / @自室 / 記録 / jap.flute / 演奏、play / R=2 / genre=melody:ゆったり,for=,file-piece-id=2023-07-06_18-49-31_000.mp4,memo=~,session=hour-18,recording-id=~,other=~ / follow+">
            <text:p>:VIDEO / @自室 / 記録 / jap.flute / 演奏、play / R=2 / genre=melody:ゆったり,for=,file-piece-id=2023-07-06_18-49-31_000.mp4,memo=~,session=hour-18,recording-id=~,other=~ / follow+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 office:value-type="string">
            <text:p>2023-07-06_18-40-53_000.mp4</text:p>
          </table:table-cell>
          <table:table-cell table:style-name="ce26" office:value-type="string">
            <text:p>:VIDEO / @自室 / 記録 / jap.flute / 演奏、play / R=1 / genre=badanie,for=alt-fingering:kan~h-7,file-piece-id=~,memo=~,session=hour-~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 / genre=badanie,for=alt-fingering:kan~h-7,file-piece-id=~,memo=~,session=hour-~,recording-id=~,other=~ / follow+">
            <text:p>:VIDEO / @自室 / 記録 / jap.flute / 演奏、play / R=1 / genre=badanie,for=alt-fingering:kan~h-7,file-piece-id=~,memo=~,session=hour-~,recording-id=~,other=~ / follow+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7-06_18-49-31_000.mp4</text:p>
          </table:table-cell>
          <table:table-cell table:style-name="ce26" office:value-type="string">
            <text:p>:VIDEO / @自室 / 記録 / jap.flute / 演奏、play / R=2 / genre=melody:ゆったり,for=,file-piece-id=2023-07-06_18-49-31_000.mp4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VIDEO / @自室 / 記録 / jap.flute / 演奏、play / R=2 / genre=melody:ゆったり,for=,file-piece-id=2023-07-06_18-49-31_000.mp4,memo=~,session=hour-18,recording-id=~,other=~ / follow+">
            <text:p>:VIDEO / @自室 / 記録 / jap.flute / 演奏、play / R=2 / genre=melody:ゆったり,for=,file-piece-id=2023-07-06_18-49-31_000.mp4,memo=~,session=hour-18,recording-id=~,other=~ / follow+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06_18-51-13_000.mp4</text:p>
          </table:table-cell>
          <table:table-cell table:style-name="ce26" office:value-type="string">
            <text:p>:VIDEO / @自室 / 記録 / jap.flute / 演奏、play / R=3 / genre=melody:ゆったり,for=,file-piece-id=2023-07-06_18-49-31_000.mp4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室 / 記録 / jap.flute / 演奏、play / R=3 / genre=melody:ゆったり,for=,file-piece-id=2023-07-06_18-49-31_000.mp4,memo=~,session=hour-18,recording-id=~,other=~ / follow+">
            <text:p>:VIDEO / @自室 / 記録 / jap.flute / 演奏、play / R=3 / genre=melody:ゆったり,for=,file-piece-id=2023-07-06_18-49-31_000.mp4,memo=~,session=hour-18,recording-id=~,other=~ / follow+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7-06_20-47-27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7-07_11-55-39_000.jpg</text:p>
          </table:table-cell>
          <table:table-cell table:style-name="ce27" office:value-type="string">
            <text:p>:m #*# RES / JVEMV6 64#295_oonin_gunsho / 『群書類従　第二十輯』「応仁記」 著者=続群書類従完成会、発行,校注=~ / p.359 / w=,topic=~,publisher=~,other=memo+:斯波義敏。系図；memo+:伊勢貞親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#*# RES / JVEMV6 64#295_oonin_gunsho / 『群書類従　第二十輯』「応仁記」 著者=続群書類従完成会、発行,校注=~ / p.359 / w=,topic=~,publisher=~,other=memo+:斯波義敏。系図；memo+:伊勢貞親">
            <text:p>:m #*# RES / JVEMV6 64#295_oonin_gunsho / 『群書類従　第二十輯』「応仁記」 著者=続群書類従完成会、発行,校注=~ / p.359 / w=,topic=~,publisher=~,other=memo+:斯波義敏。系図；memo+:伊勢貞親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0">
            <text:p>20</text:p>
          </table:table-cell>
          <table:table-cell table:style-name="ce10" office:value-type="string">
            <text:p>2023-07-07_16-31-49_000.jpg</text:p>
          </table:table-cell>
          <table:table-cell table:style-name="ce26" office:value-type="string">
            <text:p>:m #*# RES / free / res-id=EISU / theme=瓶笛：音程、記録 / genre=~,content=~,w=~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#*# RES / free / res-id=EISU / theme=瓶笛：音程、記録 / genre=~,content=~,w=~ / session-number=~ / doc=~,other=~">
            <text:p>:m #*# RES / free / res-id=EISU / theme=瓶笛：音程、記録 / genre=~,content=~,w=~ / session-number=~ / doc=~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18" office:value-type="string">
            <text:p>2023-07-07_17-12-31_000.jpg</text:p>
          </table:table-cell>
          <table:table-cell table:style-name="ce26" office:value-type="string">
            <text:p>:m 1*1 RES / JVEMV6 64#300_kuuki / 『空気のはなし』 著者=稲場秀明,校注=~ / p.8 / w=,topic=~,publisher=~,other=calc+:空気。水：比較。重量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1*1 RES / JVEMV6 64#300_kuuki / 『空気のはなし』 著者=稲場秀明,校注=~ / p.8 / w=,topic=~,publisher=~,other=calc+:空気。水：比較。重量">
            <text:p>:m 1*1 RES / JVEMV6 64#300_kuuki / 『空気のはなし』 著者=稲場秀明,校注=~ / p.8 / w=,topic=~,publisher=~,other=calc+:空気。水：比較。重量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7">2023/07/07</text:date>, <text:time>17:48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7T17:48:09.86</dc:date>
    <dc:creator>岩淵 謙</dc:creator>
    <meta:editing-duration>P57DT13H8M33S</meta:editing-duration>
    <meta:editing-cycles>19052</meta:editing-cycles>
    <meta:document-statistic meta:table-count="2" meta:cell-count="932" meta:object-count="0"/>
    <meta:user-defined meta:name="qrichtext">1</meta:user-defined>
  </office:meta>
</office:document-meta>
</file>